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9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62937062937" calcext:value-type="float">
            <text:p>0.2629370629</text:p>
          </table:table-cell>
          <table:table-cell table:formula="of:=LOG(1-[.B1]/[.$B$17])" office:value-type="float" office:value="-0.000999081892601149" calcext:value-type="float">
            <text:p>-0.0009990819</text:p>
          </table:table-cell>
          <table:table-cell table:style-name="ce1" table:formula="of:=10/((1-[.B1]/[.$B$17])*[.$B$17])" office:value-type="float" office:value="0.0875920328873731" calcext:value-type="float">
            <text:p>0.08759203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45125348189" calcext:value-type="float">
            <text:p>0.2451253482</text:p>
          </table:table-cell>
          <table:table-cell office:value-type="float" office:value="-0.0009313301" calcext:value-type="float">
            <text:p>-0.0009313301</text:p>
          </table:table-cell>
          <table:table-cell table:formula="of:=10/((1-[.G1]/[.$B$17])*[.$B$17])" office:value-type="float" office:value="0.0875783692228268" calcext:value-type="float">
            <text:p>0.08757836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48956884562" calcext:value-type="float">
            <text:p>0.2489568846</text:p>
          </table:table-cell>
          <table:table-cell office:value-type="float" office:value="-0.0009459035" calcext:value-type="float">
            <text:p>-0.0009459035</text:p>
          </table:table-cell>
          <table:table-cell table:formula="of:=10/((1-[.M1]/[.$B$17])*[.$B$17])" office:value-type="float" office:value="0.0873900391534713" calcext:value-type="float">
            <text:p>0.08739003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48603351955" calcext:value-type="float">
            <text:p>0.248603352</text:p>
          </table:table-cell>
          <table:table-cell office:value-type="float" office:value="-0.0009445588" calcext:value-type="float">
            <text:p>-0.0009445588</text:p>
          </table:table-cell>
          <table:table-cell table:formula="of:=10/((1-[.Q1]/[.$B$17])*[.$B$17])" office:value-type="float" office:value="0.0875810369228017" calcext:value-type="float">
            <text:p>0.08758103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6507713885" calcext:value-type="float">
            <text:p>0.2650771389</text:p>
          </table:table-cell>
          <table:table-cell office:value-type="float" office:value="-0.001007223" calcext:value-type="float">
            <text:p>-0.001007223</text:p>
          </table:table-cell>
          <table:table-cell table:formula="of:==10/((1-[.V1]/[.$B$17])*[.$B$17])" office:value-type="float" office:value="0.0875936748623399" calcext:value-type="float">
            <text:p>0.08759367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51046025105" calcext:value-type="float">
            <text:p>0.2510460251</text:p>
          </table:table-cell>
          <table:table-cell office:value-type="float" office:value="-0.0009538499" calcext:value-type="float">
            <text:p>-0.0009538499</text:p>
          </table:table-cell>
          <table:table-cell table:formula="of:==10/((1-[.AA1]/[.$B$17])*[.$B$17])" office:value-type="float" office:value="0.0875829106001877" calcext:value-type="float">
            <text:p>0.08758291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48256624826" calcext:value-type="float">
            <text:p>0.2482566248</text:p>
          </table:table-cell>
          <table:table-cell office:value-type="float" office:value="-0.00094324" calcext:value-type="float">
            <text:p>-0.00094324</text:p>
          </table:table-cell>
          <table:table-cell table:formula="of:=10/((1-[.AF1]/[.$B$17])*[.$B$17])" office:value-type="float" office:value="0.0875807709687138" calcext:value-type="float">
            <text:p>0.0875807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54520166898" calcext:value-type="float">
            <text:p>0.2545201669</text:p>
          </table:table-cell>
          <table:table-cell office:value-type="float" office:value="-0.0009670646" calcext:value-type="float">
            <text:p>-0.0009670646</text:p>
          </table:table-cell>
          <table:table-cell table:formula="of:=10/((1-[.AK1]/[.$B$17])*[.$B$17])" office:value-type="float" office:value="0.0875855756142317" calcext:value-type="float">
            <text:p>0.08758557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18965517241" calcext:value-type="float">
            <text:p>2.1896551724</text:p>
          </table:table-cell>
          <table:table-cell table:formula="of:=LOG(1-[.B2]/[.$B$17])" office:value-type="float" office:value="-0.00839101144096039" calcext:value-type="float">
            <text:p>-0.0083910114</text:p>
          </table:table-cell>
          <table:table-cell table:formula="of:=10/((1-[.B2]/[.$B$17])*[.$B$17])" office:value-type="float" office:value="0.08909565713499" calcext:value-type="float">
            <text:p>0.089095657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19901719902" calcext:value-type="float">
            <text:p>2.199017199</text:p>
          </table:table-cell>
          <table:table-cell office:value-type="float" office:value="-0.0084272381" calcext:value-type="float">
            <text:p>-0.0084272381</text:p>
          </table:table-cell>
          <table:table-cell table:formula="of:=10/((1-[.G2]/[.$B$17])*[.$B$17])" office:value-type="float" office:value="0.0891030893654632" calcext:value-type="float">
            <text:p>0.089103089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01442307692" calcext:value-type="float">
            <text:p>2.0144230769</text:p>
          </table:table-cell>
          <table:table-cell office:value-type="float" office:value="-0.0077135015" calcext:value-type="float">
            <text:p>-0.0077135015</text:p>
          </table:table-cell>
          <table:table-cell table:formula="of:=10/((1-[.M2]/[.$B$17])*[.$B$17])" office:value-type="float" office:value="0.0873848710317121" calcext:value-type="float">
            <text:p>0.08738487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14628297362" calcext:value-type="float">
            <text:p>2.1462829736</text:p>
          </table:table-cell>
          <table:table-cell office:value-type="float" office:value="-0.0082232205" calcext:value-type="float">
            <text:p>-0.0082232205</text:p>
          </table:table-cell>
          <table:table-cell table:formula="of:=10/((1-[.Q2]/[.$B$17])*[.$B$17])" office:value-type="float" office:value="0.0890612414261036" calcext:value-type="float">
            <text:p>0.089061241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97459584296" calcext:value-type="float">
            <text:p>1.974595843</text:p>
          </table:table-cell>
          <table:table-cell office:value-type="float" office:value="-0.0075596624" calcext:value-type="float">
            <text:p>-0.0075596624</text:p>
          </table:table-cell>
          <table:table-cell table:formula="of:==10/((1-[.V2]/[.$B$17])*[.$B$17])" office:value-type="float" office:value="0.088925268741156" calcext:value-type="float">
            <text:p>0.088925268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00921658986" calcext:value-type="float">
            <text:p>2.0092165899</text:p>
          </table:table-cell>
          <table:table-cell office:value-type="float" office:value="-0.0076933875" calcext:value-type="float">
            <text:p>-0.0076933875</text:p>
          </table:table-cell>
          <table:table-cell table:formula="of:==10/((1-[.AA2]/[.$B$17])*[.$B$17])" office:value-type="float" office:value="0.0889526542320842" calcext:value-type="float">
            <text:p>0.088952654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98847926267" calcext:value-type="float">
            <text:p>1.9884792627</text:p>
          </table:table-cell>
          <table:table-cell office:value-type="float" office:value="-0.0076132831" calcext:value-type="float">
            <text:p>-0.0076132831</text:p>
          </table:table-cell>
          <table:table-cell table:formula="of:=10/((1-[.AF2]/[.$B$17])*[.$B$17])" office:value-type="float" office:value="0.0889362486932796" calcext:value-type="float">
            <text:p>0.088936248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03102625298" calcext:value-type="float">
            <text:p>2.031026253</text:p>
          </table:table-cell>
          <table:table-cell office:value-type="float" office:value="-0.00777765" calcext:value-type="float">
            <text:p>-0.00777765</text:p>
          </table:table-cell>
          <table:table-cell table:formula="of:=10/((1-[.AK2]/[.$B$17])*[.$B$17])" office:value-type="float" office:value="0.0889699146395014" calcext:value-type="float">
            <text:p>0.088969914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.41891891892" calcext:value-type="float">
            <text:p>6.4189189189</text:p>
          </table:table-cell>
          <table:table-cell table:formula="of:=LOG(1-[.B3]/[.$B$17])" office:value-type="float" office:value="-0.0250719072092521" calcext:value-type="float">
            <text:p>-0.0250719072</text:p>
          </table:table-cell>
          <table:table-cell table:formula="of:=10/((1-[.B3]/[.$B$17])*[.$B$17])" office:value-type="float" office:value="0.0925843178605426" calcext:value-type="float">
            <text:p>0.092584317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.6432748538" calcext:value-type="float">
            <text:p>5.6432748538</text:p>
          </table:table-cell>
          <table:table-cell office:value-type="float" office:value="-0.021964276" calcext:value-type="float">
            <text:p>-0.021964276</text:p>
          </table:table-cell>
          <table:table-cell table:formula="of:=10/((1-[.G3]/[.$B$17])*[.$B$17])" office:value-type="float" office:value="0.0919241875034766" calcext:value-type="float">
            <text:p>0.091924187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.66863905325" calcext:value-type="float">
            <text:p>5.6686390533</text:p>
          </table:table-cell>
          <table:table-cell office:value-type="float" office:value="-0.0220655472" calcext:value-type="float">
            <text:p>-0.0220655472</text:p>
          </table:table-cell>
          <table:table-cell table:formula="of:=10/((1-[.M3]/[.$B$17])*[.$B$17])" office:value-type="float" office:value="0.0873739130178847" calcext:value-type="float">
            <text:p>0.08737391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.3" calcext:value-type="float">
            <text:p>5.3</text:p>
          </table:table-cell>
          <table:table-cell office:value-type="float" office:value="-0.0205960061" calcext:value-type="float">
            <text:p>-0.0205960061</text:p>
          </table:table-cell>
          <table:table-cell table:formula="of:=10/((1-[.Q3]/[.$B$17])*[.$B$17])" office:value-type="float" office:value="0.091635030762829" calcext:value-type="float">
            <text:p>0.091635030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.88020833333" calcext:value-type="float">
            <text:p>4.8802083333</text:p>
          </table:table-cell>
          <table:table-cell office:value-type="float" office:value="-0.0189285835" calcext:value-type="float">
            <text:p>-0.0189285835</text:p>
          </table:table-cell>
          <table:table-cell table:formula="of:==10/((1-[.V3]/[.$B$17])*[.$B$17])" office:value-type="float" office:value="0.0912838833681784" calcext:value-type="float">
            <text:p>0.091283883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.08602150538" calcext:value-type="float">
            <text:p>5.0860215054</text:p>
          </table:table-cell>
          <table:table-cell office:value-type="float" office:value="-0.0197452784" calcext:value-type="float">
            <text:p>-0.0197452784</text:p>
          </table:table-cell>
          <table:table-cell table:formula="of:==10/((1-[.AA3]/[.$B$17])*[.$B$17])" office:value-type="float" office:value="0.091455705093629" calcext:value-type="float">
            <text:p>0.091455705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.55072463768" calcext:value-type="float">
            <text:p>4.5507246377</text:p>
          </table:table-cell>
          <table:table-cell office:value-type="float" office:value="-0.0176243358" calcext:value-type="float">
            <text:p>-0.0176243358</text:p>
          </table:table-cell>
          <table:table-cell table:formula="of:=10/((1-[.AF3]/[.$B$17])*[.$B$17])" office:value-type="float" office:value="0.0910101562054815" calcext:value-type="float">
            <text:p>0.091010156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.51941747573" calcext:value-type="float">
            <text:p>4.5194174757</text:p>
          </table:table-cell>
          <table:table-cell office:value-type="float" office:value="-0.0175006113" calcext:value-type="float">
            <text:p>-0.0175006113</text:p>
          </table:table-cell>
          <table:table-cell table:formula="of:=10/((1-[.AK3]/[.$B$17])*[.$B$17])" office:value-type="float" office:value="0.0909842323438473" calcext:value-type="float">
            <text:p>0.090984232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8.8695652174" calcext:value-type="float">
            <text:p>18.8695652174</text:p>
          </table:table-cell>
          <table:table-cell table:formula="of:=LOG(1-[.B4]/[.$B$17])" office:value-type="float" office:value="-0.0782628515180717" calcext:value-type="float">
            <text:p>-0.0782628515</text:p>
          </table:table-cell>
          <table:table-cell table:formula="of:=10/((1-[.B4]/[.$B$17])*[.$B$17])" office:value-type="float" office:value="0.104647383814945" calcext:value-type="float">
            <text:p>0.104647383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6.1886792453" calcext:value-type="float">
            <text:p>16.1886792453</text:p>
          </table:table-cell>
          <table:table-cell office:value-type="float" office:value="-0.0662465989" calcext:value-type="float">
            <text:p>-0.0662465989</text:p>
          </table:table-cell>
          <table:table-cell table:formula="of:=10/((1-[.G4]/[.$B$17])*[.$B$17])" office:value-type="float" office:value="0.101791642658777" calcext:value-type="float">
            <text:p>0.101791642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4.8620689655" calcext:value-type="float">
            <text:p>14.8620689655</text:p>
          </table:table-cell>
          <table:table-cell office:value-type="float" office:value="-0.0604212244" calcext:value-type="float">
            <text:p>-0.0604212244</text:p>
          </table:table-cell>
          <table:table-cell table:formula="of:=10/((1-[.M4]/[.$B$17])*[.$B$17])" office:value-type="float" office:value="0.0873446413339809" calcext:value-type="float">
            <text:p>0.087344641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2.4929577465" calcext:value-type="float">
            <text:p>12.4929577465</text:p>
          </table:table-cell>
          <table:table-cell office:value-type="float" office:value="-0.0502085342" calcext:value-type="float">
            <text:p>-0.0502085342</text:p>
          </table:table-cell>
          <table:table-cell table:formula="of:=10/((1-[.Q4]/[.$B$17])*[.$B$17])" office:value-type="float" office:value="0.098101140894164" calcext:value-type="float">
            <text:p>0.0981011409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3.8548387097" calcext:value-type="float">
            <text:p>13.8548387097</text:p>
          </table:table-cell>
          <table:table-cell office:value-type="float" office:value="-0.0560499071" calcext:value-type="float">
            <text:p>-0.0560499071</text:p>
          </table:table-cell>
          <table:table-cell table:formula="of:==10/((1-[.V4]/[.$B$17])*[.$B$17])" office:value-type="float" office:value="0.0994295401952503" calcext:value-type="float">
            <text:p>0.0994295402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0.3764705882" calcext:value-type="float">
            <text:p>10.3764705882</text:p>
          </table:table-cell>
          <table:table-cell office:value-type="float" office:value="-0.0412836229" calcext:value-type="float">
            <text:p>-0.0412836229</text:p>
          </table:table-cell>
          <table:table-cell table:formula="of:==10/((1-[.AA4]/[.$B$17])*[.$B$17])" office:value-type="float" office:value="0.0961057001174828" calcext:value-type="float">
            <text:p>0.096105700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1.7162162162" calcext:value-type="float">
            <text:p>11.7162162162</text:p>
          </table:table-cell>
          <table:table-cell office:value-type="float" office:value="-0.0469117883" calcext:value-type="float">
            <text:p>-0.0469117883</text:p>
          </table:table-cell>
          <table:table-cell table:formula="of:=10/((1-[.AF4]/[.$B$17])*[.$B$17])" office:value-type="float" office:value="0.0973592707448091" calcext:value-type="float">
            <text:p>0.097359270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0.2588235294" calcext:value-type="float">
            <text:p>10.2588235294</text:p>
          </table:table-cell>
          <table:table-cell office:value-type="float" office:value="-0.0407928629" calcext:value-type="float">
            <text:p>-0.0407928629</text:p>
          </table:table-cell>
          <table:table-cell table:formula="of:=10/((1-[.AK4]/[.$B$17])*[.$B$17])" office:value-type="float" office:value="0.095997160419723" calcext:value-type="float">
            <text:p>0.095997160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1.625" calcext:value-type="float">
            <text:p>51.625</text:p>
          </table:table-cell>
          <table:table-cell table:formula="of:=LOG(1-[.B5]/[.$B$17])" office:value-type="float" office:value="-0.260550134757901" calcext:value-type="float">
            <text:p>-0.2605501348</text:p>
          </table:table-cell>
          <table:table-cell table:formula="of:=10/((1-[.B5]/[.$B$17])*[.$B$17])" office:value-type="float" office:value="0.159226613590042" calcext:value-type="float">
            <text:p>0.1592266136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43.3157894737" calcext:value-type="float">
            <text:p>43.3157894737</text:p>
          </table:table-cell>
          <table:table-cell office:value-type="float" office:value="-0.2065868074" calcext:value-type="float">
            <text:p>-0.2065868074</text:p>
          </table:table-cell>
          <table:table-cell table:formula="of:=10/((1-[.G5]/[.$B$17])*[.$B$17])" office:value-type="float" office:value="0.140621695917983" calcext:value-type="float">
            <text:p>0.1406216959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41.05" calcext:value-type="float">
            <text:p>41.05</text:p>
          </table:table-cell>
          <table:table-cell office:value-type="float" office:value="-0.1929652236" calcext:value-type="float">
            <text:p>-0.1929652236</text:p>
          </table:table-cell>
          <table:table-cell table:formula="of:=10/((1-[.M5]/[.$B$17])*[.$B$17])" office:value-type="float" office:value="0.0872436393023454" calcext:value-type="float">
            <text:p>0.0872436393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8.5517241379" calcext:value-type="float">
            <text:p>28.5517241379</text:p>
          </table:table-cell>
          <table:table-cell office:value-type="float" office:value="-0.1246583838" calcext:value-type="float">
            <text:p>-0.1246583838</text:p>
          </table:table-cell>
          <table:table-cell table:formula="of:=10/((1-[.Q5]/[.$B$17])*[.$B$17])" office:value-type="float" office:value="0.116445821143185" calcext:value-type="float">
            <text:p>0.1164458211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32.68" calcext:value-type="float">
            <text:p>32.68</text:p>
          </table:table-cell>
          <table:table-cell office:value-type="float" office:value="-0.146054304" calcext:value-type="float">
            <text:p>-0.146054304</text:p>
          </table:table-cell>
          <table:table-cell table:formula="of:==10/((1-[.V5]/[.$B$17])*[.$B$17])" office:value-type="float" office:value="0.122326296658103" calcext:value-type="float">
            <text:p>0.1223262967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2.8888888889" calcext:value-type="float">
            <text:p>22.8888888889</text:p>
          </table:table-cell>
          <table:table-cell office:value-type="float" office:value="-0.0969250741" calcext:value-type="float">
            <text:p>-0.0969250741</text:p>
          </table:table-cell>
          <table:table-cell table:formula="of:==10/((1-[.AA5]/[.$B$17])*[.$B$17])" office:value-type="float" office:value="0.109242240332431" calcext:value-type="float">
            <text:p>0.1092422403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0.2682926829" calcext:value-type="float">
            <text:p>20.2682926829</text:p>
          </table:table-cell>
          <table:table-cell office:value-type="float" office:value="-0.0846667406" calcext:value-type="float">
            <text:p>-0.0846667406</text:p>
          </table:table-cell>
          <table:table-cell table:formula="of:=10/((1-[.AF5]/[.$B$17])*[.$B$17])" office:value-type="float" office:value="0.106201894611683" calcext:value-type="float">
            <text:p>0.1062018946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9.1136363636" calcext:value-type="float">
            <text:p>19.1136363636</text:p>
          </table:table-cell>
          <table:table-cell office:value-type="float" office:value="-0.0793735197" calcext:value-type="float">
            <text:p>-0.0793735197</text:p>
          </table:table-cell>
          <table:table-cell table:formula="of:=10/((1-[.AK5]/[.$B$17])*[.$B$17])" office:value-type="float" office:value="0.104915352385631" calcext:value-type="float">
            <text:p>0.104915352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73.8181818182" calcext:value-type="float">
            <text:p>73.8181818182</text:p>
          </table:table-cell>
          <table:table-cell table:formula="of:=LOG(1-[.B6]/[.$B$17])" office:value-type="float" office:value="-0.449897319996767" calcext:value-type="float">
            <text:p>-0.44989732</text:p>
          </table:table-cell>
          <table:table-cell table:formula="of:=10/((1-[.B6]/[.$B$17])*[.$B$17])" office:value-type="float" office:value="0.246242404858401" calcext:value-type="float">
            <text:p>0.2462424049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50.75" calcext:value-type="float">
            <text:p>50.75</text:p>
          </table:table-cell>
          <table:table-cell office:value-type="float" office:value="-0.2545411642" calcext:value-type="float">
            <text:p>-0.2545411642</text:p>
          </table:table-cell>
          <table:table-cell table:formula="of:=10/((1-[.G6]/[.$B$17])*[.$B$17])" office:value-type="float" office:value="0.157038698821153" calcext:value-type="float">
            <text:p>0.1570386988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41.65" calcext:value-type="float">
            <text:p>41.65</text:p>
          </table:table-cell>
          <table:table-cell office:value-type="float" office:value="-0.1965309495" calcext:value-type="float">
            <text:p>-0.1965309495</text:p>
          </table:table-cell>
          <table:table-cell table:formula="of:=10/((1-[.M6]/[.$B$17])*[.$B$17])" office:value-type="float" office:value="0.0872409253514061" calcext:value-type="float">
            <text:p>0.0872409254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34.5" calcext:value-type="float">
            <text:p>34.5</text:p>
          </table:table-cell>
          <table:table-cell office:value-type="float" office:value="-0.1558324252" calcext:value-type="float">
            <text:p>-0.1558324252</text:p>
          </table:table-cell>
          <table:table-cell table:formula="of:=10/((1-[.Q6]/[.$B$17])*[.$B$17])" office:value-type="float" office:value="0.125111706880473" calcext:value-type="float">
            <text:p>0.1251117069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34.3333333333" calcext:value-type="float">
            <text:p>34.3333333333</text:p>
          </table:table-cell>
          <table:table-cell office:value-type="float" office:value="-0.1549277793" calcext:value-type="float">
            <text:p>-0.1549277793</text:p>
          </table:table-cell>
          <table:table-cell table:formula="of:==10/((1-[.V6]/[.$B$17])*[.$B$17])" office:value-type="float" office:value="0.124851367419018" calcext:value-type="float">
            <text:p>0.1248513674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26.3870967742" calcext:value-type="float">
            <text:p>26.3870967742</text:p>
          </table:table-cell>
          <table:table-cell office:value-type="float" office:value="-0.1138471679" calcext:value-type="float">
            <text:p>-0.1138471679</text:p>
          </table:table-cell>
          <table:table-cell table:formula="of:==10/((1-[.AA6]/[.$B$17])*[.$B$17])" office:value-type="float" office:value="0.113582831718901" calcext:value-type="float">
            <text:p>0.1135828317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26.5483870968" calcext:value-type="float">
            <text:p>26.5483870968</text:p>
          </table:table-cell>
          <table:table-cell office:value-type="float" office:value="-0.1146435169" calcext:value-type="float">
            <text:p>-0.1146435169</text:p>
          </table:table-cell>
          <table:table-cell table:formula="of:=10/((1-[.AF6]/[.$B$17])*[.$B$17])" office:value-type="float" office:value="0.113791295227585" calcext:value-type="float">
            <text:p>0.1137912952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25.65625" calcext:value-type="float">
            <text:p>25.65625</text:p>
          </table:table-cell>
          <table:table-cell office:value-type="float" office:value="-0.1102568991" calcext:value-type="float">
            <text:p>-0.1102568991</text:p>
          </table:table-cell>
          <table:table-cell table:formula="of:=10/((1-[.AK6]/[.$B$17])*[.$B$17])" office:value-type="float" office:value="0.112647724414845" calcext:value-type="float">
            <text:p>0.1126477244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80.4" calcext:value-type="float">
            <text:p>80.4</text:p>
          </table:table-cell>
          <table:table-cell table:formula="of:=LOG(1-[.B7]/[.$B$17])" office:value-type="float" office:value="-0.526690758933636" calcext:value-type="float">
            <text:p>-0.5266907589</text:p>
          </table:table-cell>
          <table:table-cell table:formula="of:=10/((1-[.B7]/[.$B$17])*[.$B$17])" office:value-type="float" office:value="0.293870696889666" calcext:value-type="float">
            <text:p>0.2938706969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68.6666666667" calcext:value-type="float">
            <text:p>68.6666666667</text:p>
          </table:table-cell>
          <table:table-cell office:value-type="float" office:value="-0.3980303831" calcext:value-type="float">
            <text:p>-0.3980303831</text:p>
          </table:table-cell>
          <table:table-cell table:formula="of:=10/((1-[.G7]/[.$B$17])*[.$B$17])" office:value-type="float" office:value="0.218522372526729" calcext:value-type="float">
            <text:p>0.2185223725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48.2352941176" calcext:value-type="float">
            <text:p>48.2352941176</text:p>
          </table:table-cell>
          <table:table-cell office:value-type="float" office:value="-0.237720592" calcext:value-type="float">
            <text:p>-0.237720592</text:p>
          </table:table-cell>
          <table:table-cell table:formula="of:=10/((1-[.M7]/[.$B$17])*[.$B$17])" office:value-type="float" office:value="0.0872095872618659" calcext:value-type="float">
            <text:p>0.0872095873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43" calcext:value-type="float">
            <text:p>43</text:p>
          </table:table-cell>
          <table:table-cell office:value-type="float" office:value="-0.2046625117" calcext:value-type="float">
            <text:p>-0.2046625117</text:p>
          </table:table-cell>
          <table:table-cell table:formula="of:=10/((1-[.Q7]/[.$B$17])*[.$B$17])" office:value-type="float" office:value="0.13999999999916" calcext:value-type="float">
            <text:p>0.14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32.8" calcext:value-type="float">
            <text:p>32.8</text:p>
          </table:table-cell>
          <table:table-cell office:value-type="float" office:value="-0.14669228" calcext:value-type="float">
            <text:p>-0.14669228</text:p>
          </table:table-cell>
          <table:table-cell table:formula="of:==10/((1-[.V7]/[.$B$17])*[.$B$17])" office:value-type="float" office:value="0.122506125305622" calcext:value-type="float">
            <text:p>0.1225061253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35.7391304348" calcext:value-type="float">
            <text:p>35.7391304348</text:p>
          </table:table-cell>
          <table:table-cell office:value-type="float" office:value="-0.162618016" calcext:value-type="float">
            <text:p>-0.162618016</text:p>
          </table:table-cell>
          <table:table-cell table:formula="of:==10/((1-[.AA7]/[.$B$17])*[.$B$17])" office:value-type="float" office:value="0.127081853342141" calcext:value-type="float">
            <text:p>0.1270818533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32.56" calcext:value-type="float">
            <text:p>32.56</text:p>
          </table:table-cell>
          <table:table-cell office:value-type="float" office:value="-0.1454172639" calcext:value-type="float">
            <text:p>-0.1454172639</text:p>
          </table:table-cell>
          <table:table-cell table:formula="of:=10/((1-[.AF7]/[.$B$17])*[.$B$17])" office:value-type="float" office:value="0.122146995183279" calcext:value-type="float">
            <text:p>0.1221469952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21.3947368421" calcext:value-type="float">
            <text:p>21.3947368421</text:p>
          </table:table-cell>
          <table:table-cell office:value-type="float" office:value="-0.0898935544" calcext:value-type="float">
            <text:p>-0.0898935544</text:p>
          </table:table-cell>
          <table:table-cell table:formula="of:=10/((1-[.AK7]/[.$B$17])*[.$B$17])" office:value-type="float" office:value="0.107487776295615" calcext:value-type="float">
            <text:p>0.1074877763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80.5" calcext:value-type="float">
            <text:p>80.5</text:p>
          </table:table-cell>
          <table:table-cell table:formula="of:=LOG(1-[.B8]/[.$B$17])" office:value-type="float" office:value="-0.527968902119493" calcext:value-type="float">
            <text:p>-0.5279689021</text:p>
          </table:table-cell>
          <table:table-cell table:formula="of:=10/((1-[.B8]/[.$B$17])*[.$B$17])" office:value-type="float" office:value="0.29473684210154" calcext:value-type="float">
            <text:p>0.2947368421</text:p>
          </table:table-cell>
          <table:table-cell/>
          <table:table-cell office:value-type="float" office:value="4000000" calcext:value-type="float">
            <text:p>4000000</text:p>
          </table:table-cell>
          <table:table-cell office:value-type="float" office:value="62.6923076923" calcext:value-type="float">
            <text:p>62.6923076923</text:p>
          </table:table-cell>
          <table:table-cell office:value-type="float" office:value="-0.3447394142" calcext:value-type="float">
            <text:p>-0.3447394142</text:p>
          </table:table-cell>
          <table:table-cell table:formula="of:=10/((1-[.G8]/[.$B$17])*[.$B$17])" office:value-type="float" office:value="0.193288020389194" calcext:value-type="float">
            <text:p>0.1932880204</text:p>
          </table:table-cell>
          <table:table-cell/>
          <table:table-cell office:value-type="float" office:value="4000000" calcext:value-type="float">
            <text:p>4000000</text:p>
          </table:table-cell>
          <table:table-cell office:value-type="float" office:value="63.0769230769" calcext:value-type="float">
            <text:p>63.0769230769</text:p>
          </table:table-cell>
          <table:table-cell office:value-type="float" office:value="-0.3479800874" calcext:value-type="float">
            <text:p>-0.3479800874</text:p>
          </table:table-cell>
          <table:table-cell table:formula="of:=10/((1-[.M8]/[.$B$17])*[.$B$17])" office:value-type="float" office:value="0.0871258098268542" calcext:value-type="float">
            <text:p>0.0871258098</text:p>
          </table:table-cell>
          <table:table-cell/>
          <table:table-cell office:value-type="float" office:value="4000000" calcext:value-type="float">
            <text:p>4000000</text:p>
          </table:table-cell>
          <table:table-cell office:value-type="float" office:value="43.2105263158" calcext:value-type="float">
            <text:p>43.2105263158</text:p>
          </table:table-cell>
          <table:table-cell office:value-type="float" office:value="-0.2059444277" calcext:value-type="float">
            <text:p>-0.2059444277</text:p>
          </table:table-cell>
          <table:table-cell table:formula="of:=10/((1-[.Q8]/[.$B$17])*[.$B$17])" office:value-type="float" office:value="0.140413851350527" calcext:value-type="float">
            <text:p>0.1404138514</text:p>
          </table:table-cell>
          <table:table-cell/>
          <table:table-cell office:value-type="float" office:value="4000000" calcext:value-type="float">
            <text:p>4000000</text:p>
          </table:table-cell>
          <table:table-cell office:value-type="float" office:value="35.9130434783" calcext:value-type="float">
            <text:p>35.9130434783</text:p>
          </table:table-cell>
          <table:table-cell office:value-type="float" office:value="-0.1635789208" calcext:value-type="float">
            <text:p>-0.1635789208</text:p>
          </table:table-cell>
          <table:table-cell table:formula="of:==10/((1-[.V8]/[.$B$17])*[.$B$17])" office:value-type="float" office:value="0.12736334150716" calcext:value-type="float">
            <text:p>0.1273633415</text:p>
          </table:table-cell>
          <table:table-cell/>
          <table:table-cell office:value-type="float" office:value="4000000" calcext:value-type="float">
            <text:p>4000000</text:p>
          </table:table-cell>
          <table:table-cell office:value-type="float" office:value="31.2307692308" calcext:value-type="float">
            <text:p>31.2307692308</text:p>
          </table:table-cell>
          <table:table-cell office:value-type="float" office:value="-0.1384226222" calcext:value-type="float">
            <text:p>-0.1384226222</text:p>
          </table:table-cell>
          <table:table-cell table:formula="of:==10/((1-[.AA8]/[.$B$17])*[.$B$17])" office:value-type="float" office:value="0.120195482762601" calcext:value-type="float">
            <text:p>0.1201954828</text:p>
          </table:table-cell>
          <table:table-cell/>
          <table:table-cell office:value-type="float" office:value="4000000" calcext:value-type="float">
            <text:p>4000000</text:p>
          </table:table-cell>
          <table:table-cell office:value-type="float" office:value="34.25" calcext:value-type="float">
            <text:p>34.25</text:p>
          </table:table-cell>
          <table:table-cell office:value-type="float" office:value="-0.1544761621" calcext:value-type="float">
            <text:p>-0.1544761621</text:p>
          </table:table-cell>
          <table:table-cell table:formula="of:=10/((1-[.AF8]/[.$B$17])*[.$B$17])" office:value-type="float" office:value="0.124721603562808" calcext:value-type="float">
            <text:p>0.1247216036</text:p>
          </table:table-cell>
          <table:table-cell/>
          <table:table-cell office:value-type="float" office:value="4000000" calcext:value-type="float">
            <text:p>4000000</text:p>
          </table:table-cell>
          <table:table-cell office:value-type="float" office:value="25.75" calcext:value-type="float">
            <text:p>25.75</text:p>
          </table:table-cell>
          <table:table-cell office:value-type="float" office:value="-0.1107157879" calcext:value-type="float">
            <text:p>-0.1107157879</text:p>
          </table:table-cell>
          <table:table-cell table:formula="of:=10/((1-[.AK8]/[.$B$17])*[.$B$17])" office:value-type="float" office:value="0.11276681433695" calcext:value-type="float">
            <text:p>0.1127668143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80.5" calcext:value-type="float">
            <text:p>80.5</text:p>
          </table:table-cell>
          <table:table-cell table:formula="of:=LOG(1-[.B9]/[.$B$17])" office:value-type="float" office:value="-0.527968902119493" calcext:value-type="float">
            <text:p>-0.5279689021</text:p>
          </table:table-cell>
          <table:table-cell table:formula="of:=10/((1-[.B9]/[.$B$17])*[.$B$17])" office:value-type="float" office:value="0.29473684210154" calcext:value-type="float">
            <text:p>0.2947368421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62.6153846154" calcext:value-type="float">
            <text:p>62.6153846154</text:p>
          </table:table-cell>
          <table:table-cell office:value-type="float" office:value="-0.3440941713" calcext:value-type="float">
            <text:p>-0.3440941713</text:p>
          </table:table-cell>
          <table:table-cell table:formula="of:=10/((1-[.G9]/[.$B$17])*[.$B$17])" office:value-type="float" office:value="0.193001060443848" calcext:value-type="float">
            <text:p>0.1930010604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50.75" calcext:value-type="float">
            <text:p>50.75</text:p>
          </table:table-cell>
          <table:table-cell office:value-type="float" office:value="-0.2545411642" calcext:value-type="float">
            <text:p>-0.2545411642</text:p>
          </table:table-cell>
          <table:table-cell table:formula="of:=10/((1-[.M9]/[.$B$17])*[.$B$17])" office:value-type="float" office:value="0.0871967962316445" calcext:value-type="float">
            <text:p>0.0871967962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35.5217391304" calcext:value-type="float">
            <text:p>35.5217391304</text:p>
          </table:table-cell>
          <table:table-cell office:value-type="float" office:value="-0.161419867" calcext:value-type="float">
            <text:p>-0.161419867</text:p>
          </table:table-cell>
          <table:table-cell table:formula="of:=10/((1-[.Q9]/[.$B$17])*[.$B$17])" office:value-type="float" office:value="0.12673173803452" calcext:value-type="float">
            <text:p>0.126731738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40.75" calcext:value-type="float">
            <text:p>40.75</text:p>
          </table:table-cell>
          <table:table-cell office:value-type="float" office:value="-0.1911932794" calcext:value-type="float">
            <text:p>-0.1911932794</text:p>
          </table:table-cell>
          <table:table-cell table:formula="of:==10/((1-[.V9]/[.$B$17])*[.$B$17])" office:value-type="float" office:value="0.135724672805803" calcext:value-type="float">
            <text:p>0.1357246728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35.652173913" calcext:value-type="float">
            <text:p>35.652173913</text:p>
          </table:table-cell>
          <table:table-cell office:value-type="float" office:value="-0.1621383596" calcext:value-type="float">
            <text:p>-0.1621383596</text:p>
          </table:table-cell>
          <table:table-cell table:formula="of:==10/((1-[.AA9]/[.$B$17])*[.$B$17])" office:value-type="float" office:value="0.126941575336305" calcext:value-type="float">
            <text:p>0.1269415753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34.4583333333" calcext:value-type="float">
            <text:p>34.4583333333</text:p>
          </table:table-cell>
          <table:table-cell office:value-type="float" office:value="-0.155606087" calcext:value-type="float">
            <text:p>-0.155606087</text:p>
          </table:table-cell>
          <table:table-cell table:formula="of:=10/((1-[.AF9]/[.$B$17])*[.$B$17])" office:value-type="float" office:value="0.125046520282121" calcext:value-type="float">
            <text:p>0.1250465203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30.6666666667" calcext:value-type="float">
            <text:p>30.6666666667</text:p>
          </table:table-cell>
          <table:table-cell office:value-type="float" office:value="-0.1354879313" calcext:value-type="float">
            <text:p>-0.1354879313</text:p>
          </table:table-cell>
          <table:table-cell table:formula="of:=10/((1-[.AK9]/[.$B$17])*[.$B$17])" office:value-type="float" office:value="0.119386014780562" calcext:value-type="float">
            <text:p>0.1193860148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74" calcext:value-type="float">
            <text:p>74</text:p>
          </table:table-cell>
          <table:table-cell table:formula="of:=LOG(1-[.B10]/[.$B$17])" office:value-type="float" office:value="-0.45184608055697" calcext:value-type="float">
            <text:p>-0.4518460806</text:p>
          </table:table-cell>
          <table:table-cell table:formula="of:=10/((1-[.B10]/[.$B$17])*[.$B$17])" office:value-type="float" office:value="0.247349823318933" calcext:value-type="float">
            <text:p>0.2473498233</text:p>
          </table:table-cell>
          <table:table-cell/>
          <table:table-cell office:value-type="float" office:value="6000000" calcext:value-type="float">
            <text:p>6000000</text:p>
          </table:table-cell>
          <table:table-cell office:value-type="float" office:value="68.1666666667" calcext:value-type="float">
            <text:p>68.1666666667</text:p>
          </table:table-cell>
          <table:table-cell office:value-type="float" office:value="-0.3933109659" calcext:value-type="float">
            <text:p>-0.3933109659</text:p>
          </table:table-cell>
          <table:table-cell table:formula="of:=10/((1-[.G10]/[.$B$17])*[.$B$17])" office:value-type="float" office:value="0.216160576426357" calcext:value-type="float">
            <text:p>0.2161605764</text:p>
          </table:table-cell>
          <table:table-cell/>
          <table:table-cell office:value-type="float" office:value="6000000" calcext:value-type="float">
            <text:p>6000000</text:p>
          </table:table-cell>
          <table:table-cell office:value-type="float" office:value="58.5714285714" calcext:value-type="float">
            <text:p>58.5714285714</text:p>
          </table:table-cell>
          <table:table-cell office:value-type="float" office:value="-0.3114557587" calcext:value-type="float">
            <text:p>-0.3114557587</text:p>
          </table:table-cell>
          <table:table-cell table:formula="of:=10/((1-[.M10]/[.$B$17])*[.$B$17])" office:value-type="float" office:value="0.0871535439297158" calcext:value-type="float">
            <text:p>0.0871535439</text:p>
          </table:table-cell>
          <table:table-cell/>
          <table:table-cell office:value-type="float" office:value="6000000" calcext:value-type="float">
            <text:p>6000000</text:p>
          </table:table-cell>
          <table:table-cell office:value-type="float" office:value="42.8421052632" calcext:value-type="float">
            <text:p>42.8421052632</text:p>
          </table:table-cell>
          <table:table-cell office:value-type="float" office:value="-0.2037035519" calcext:value-type="float">
            <text:p>-0.2037035519</text:p>
          </table:table-cell>
          <table:table-cell table:formula="of:=10/((1-[.Q10]/[.$B$17])*[.$B$17])" office:value-type="float" office:value="0.139691208905873" calcext:value-type="float">
            <text:p>0.1396912089</text:p>
          </table:table-cell>
          <table:table-cell/>
          <table:table-cell office:value-type="float" office:value="6000000" calcext:value-type="float">
            <text:p>6000000</text:p>
          </table:table-cell>
          <table:table-cell office:value-type="float" office:value="35.3913043478" calcext:value-type="float">
            <text:p>35.3913043478</text:p>
          </table:table-cell>
          <table:table-cell office:value-type="float" office:value="-0.1607025611" calcext:value-type="float">
            <text:p>-0.1607025611</text:p>
          </table:table-cell>
          <table:table-cell table:formula="of:==10/((1-[.V10]/[.$B$17])*[.$B$17])" office:value-type="float" office:value="0.126522593319508" calcext:value-type="float">
            <text:p>0.1265225933</text:p>
          </table:table-cell>
          <table:table-cell/>
          <table:table-cell office:value-type="float" office:value="6000000" calcext:value-type="float">
            <text:p>6000000</text:p>
          </table:table-cell>
          <table:table-cell office:value-type="float" office:value="42.5789473684" calcext:value-type="float">
            <text:p>42.5789473684</text:p>
          </table:table-cell>
          <table:table-cell office:value-type="float" office:value="-0.202109976" calcext:value-type="float">
            <text:p>-0.202109976</text:p>
          </table:table-cell>
          <table:table-cell table:formula="of:==10/((1-[.AA10]/[.$B$17])*[.$B$17])" office:value-type="float" office:value="0.139179573042243" calcext:value-type="float">
            <text:p>0.139179573</text:p>
          </table:table-cell>
          <table:table-cell/>
          <table:table-cell office:value-type="float" office:value="6000000" calcext:value-type="float">
            <text:p>6000000</text:p>
          </table:table-cell>
          <table:table-cell office:value-type="float" office:value="32.84" calcext:value-type="float">
            <text:p>32.84</text:p>
          </table:table-cell>
          <table:table-cell office:value-type="float" office:value="-0.1469051471" calcext:value-type="float">
            <text:p>-0.1469051471</text:p>
          </table:table-cell>
          <table:table-cell table:formula="of:=10/((1-[.AF10]/[.$B$17])*[.$B$17])" office:value-type="float" office:value="0.122566185739656" calcext:value-type="float">
            <text:p>0.1225661857</text:p>
          </table:table-cell>
          <table:table-cell/>
          <table:table-cell office:value-type="float" office:value="6000000" calcext:value-type="float">
            <text:p>6000000</text:p>
          </table:table-cell>
          <table:table-cell office:value-type="float" office:value="30.2962962963" calcext:value-type="float">
            <text:p>30.2962962963</text:p>
          </table:table-cell>
          <table:table-cell office:value-type="float" office:value="-0.1335718427" calcext:value-type="float">
            <text:p>-0.1335718427</text:p>
          </table:table-cell>
          <table:table-cell table:formula="of:=10/((1-[.AK10]/[.$B$17])*[.$B$17])" office:value-type="float" office:value="0.118860449027763" calcext:value-type="float">
            <text:p>0.118860449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81.3" calcext:value-type="float">
            <text:p>81.3</text:p>
          </table:table-cell>
          <table:table-cell table:formula="of:=LOG(1-[.B11]/[.$B$17])" office:value-type="float" office:value="-0.538331767442258" calcext:value-type="float">
            <text:p>-0.5383317674</text:p>
          </table:table-cell>
          <table:table-cell table:formula="of:=10/((1-[.B11]/[.$B$17])*[.$B$17])" office:value-type="float" office:value="0.301854247516578" calcext:value-type="float">
            <text:p>0.3018542475</text:p>
          </table:table-cell>
          <table:table-cell/>
          <table:table-cell office:value-type="float" office:value="7000000" calcext:value-type="float">
            <text:p>7000000</text:p>
          </table:table-cell>
          <table:table-cell office:value-type="float" office:value="67.5" calcext:value-type="float">
            <text:p>67.5</text:p>
          </table:table-cell>
          <table:table-cell office:value-type="float" office:value="-0.3870971422" calcext:value-type="float">
            <text:p>-0.3870971422</text:p>
          </table:table-cell>
          <table:table-cell table:formula="of:=10/((1-[.G11]/[.$B$17])*[.$B$17])" office:value-type="float" office:value="0.213089802128952" calcext:value-type="float">
            <text:p>0.2130898021</text:p>
          </table:table-cell>
          <table:table-cell/>
          <table:table-cell office:value-type="float" office:value="7000000" calcext:value-type="float">
            <text:p>7000000</text:p>
          </table:table-cell>
          <table:table-cell office:value-type="float" office:value="68" calcext:value-type="float">
            <text:p>68</text:p>
          </table:table-cell>
          <table:table-cell office:value-type="float" office:value="-0.3917491551" calcext:value-type="float">
            <text:p>-0.3917491551</text:p>
          </table:table-cell>
          <table:table-cell table:formula="of:=10/((1-[.M11]/[.$B$17])*[.$B$17])" office:value-type="float" office:value="0.0870925978008876" calcext:value-type="float">
            <text:p>0.0870925978</text:p>
          </table:table-cell>
          <table:table-cell/>
          <table:table-cell office:value-type="float" office:value="7000000" calcext:value-type="float">
            <text:p>7000000</text:p>
          </table:table-cell>
          <table:table-cell office:value-type="float" office:value="47.8235294118" calcext:value-type="float">
            <text:p>47.8235294118</text:p>
          </table:table-cell>
          <table:table-cell office:value-type="float" office:value="-0.2350273695" calcext:value-type="float">
            <text:p>-0.2350273695</text:p>
          </table:table-cell>
          <table:table-cell table:formula="of:=10/((1-[.Q11]/[.$B$17])*[.$B$17])" office:value-type="float" office:value="0.150138783748798" calcext:value-type="float">
            <text:p>0.1501387837</text:p>
          </table:table-cell>
          <table:table-cell/>
          <table:table-cell office:value-type="float" office:value="7000000" calcext:value-type="float">
            <text:p>7000000</text:p>
          </table:table-cell>
          <table:table-cell office:value-type="float" office:value="51.3125" calcext:value-type="float">
            <text:p>51.3125</text:p>
          </table:table-cell>
          <table:table-cell office:value-type="float" office:value="-0.2583945171" calcext:value-type="float">
            <text:p>-0.2583945171</text:p>
          </table:table-cell>
          <table:table-cell table:formula="of:==10/((1-[.V11]/[.$B$17])*[.$B$17])" office:value-type="float" office:value="0.158438251519648" calcext:value-type="float">
            <text:p>0.1584382515</text:p>
          </table:table-cell>
          <table:table-cell/>
          <table:table-cell office:value-type="float" office:value="7000000" calcext:value-type="float">
            <text:p>7000000</text:p>
          </table:table-cell>
          <table:table-cell office:value-type="float" office:value="42.8421052632" calcext:value-type="float">
            <text:p>42.8421052632</text:p>
          </table:table-cell>
          <table:table-cell office:value-type="float" office:value="-0.2037035519" calcext:value-type="float">
            <text:p>-0.2037035519</text:p>
          </table:table-cell>
          <table:table-cell table:formula="of:==10/((1-[.AA11]/[.$B$17])*[.$B$17])" office:value-type="float" office:value="0.139691208905873" calcext:value-type="float">
            <text:p>0.1396912089</text:p>
          </table:table-cell>
          <table:table-cell/>
          <table:table-cell office:value-type="float" office:value="7000000" calcext:value-type="float">
            <text:p>7000000</text:p>
          </table:table-cell>
          <table:table-cell office:value-type="float" office:value="39.0952380952" calcext:value-type="float">
            <text:p>39.0952380952</text:p>
          </table:table-cell>
          <table:table-cell office:value-type="float" office:value="-0.1815472916" calcext:value-type="float">
            <text:p>-0.1815472916</text:p>
          </table:table-cell>
          <table:table-cell table:formula="of:=10/((1-[.AF11]/[.$B$17])*[.$B$17])" office:value-type="float" office:value="0.132743362831036" calcext:value-type="float">
            <text:p>0.1327433628</text:p>
          </table:table-cell>
          <table:table-cell/>
          <table:table-cell office:value-type="float" office:value="7000000" calcext:value-type="float">
            <text:p>7000000</text:p>
          </table:table-cell>
          <table:table-cell office:value-type="float" office:value="27.2333333333" calcext:value-type="float">
            <text:p>27.2333333333</text:p>
          </table:table-cell>
          <table:table-cell office:value-type="float" office:value="-0.1180417082" calcext:value-type="float">
            <text:p>-0.1180417082</text:p>
          </table:table-cell>
          <table:table-cell table:formula="of:=10/((1-[.AK11]/[.$B$17])*[.$B$17])" office:value-type="float" office:value="0.114685161923919" calcext:value-type="float">
            <text:p>0.1146851619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89.1111111111" calcext:value-type="float">
            <text:p>89.1111111111</text:p>
          </table:table-cell>
          <table:table-cell table:formula="of:=LOG(1-[.B12]/[.$B$17])" office:value-type="float" office:value="-0.655114338124447" calcext:value-type="float">
            <text:p>-0.6551143381</text:p>
          </table:table-cell>
          <table:table-cell table:formula="of:=10/((1-[.B12]/[.$B$17])*[.$B$17])" office:value-type="float" office:value="0.394984326011949" calcext:value-type="float">
            <text:p>0.394984326</text:p>
          </table:table-cell>
          <table:table-cell/>
          <table:table-cell office:value-type="float" office:value="8000000" calcext:value-type="float">
            <text:p>8000000</text:p>
          </table:table-cell>
          <table:table-cell office:value-type="float" office:value="73.4545454545" calcext:value-type="float">
            <text:p>73.4545454545</text:p>
          </table:table-cell>
          <table:table-cell office:value-type="float" office:value="-0.4460258377" calcext:value-type="float">
            <text:p>-0.4460258377</text:p>
          </table:table-cell>
          <table:table-cell table:formula="of:=10/((1-[.G12]/[.$B$17])*[.$B$17])" office:value-type="float" office:value="0.244057052295116" calcext:value-type="float">
            <text:p>0.2440570523</text:p>
          </table:table-cell>
          <table:table-cell/>
          <table:table-cell office:value-type="float" office:value="8000000" calcext:value-type="float">
            <text:p>8000000</text:p>
          </table:table-cell>
          <table:table-cell office:value-type="float" office:value="67.75" calcext:value-type="float">
            <text:p>67.75</text:p>
          </table:table-cell>
          <table:table-cell office:value-type="float" office:value="-0.3894169198" calcext:value-type="float">
            <text:p>-0.3894169198</text:p>
          </table:table-cell>
          <table:table-cell table:formula="of:=10/((1-[.M12]/[.$B$17])*[.$B$17])" office:value-type="float" office:value="0.0870943668654208" calcext:value-type="float">
            <text:p>0.0870943669</text:p>
          </table:table-cell>
          <table:table-cell/>
          <table:table-cell office:value-type="float" office:value="8000000" calcext:value-type="float">
            <text:p>8000000</text:p>
          </table:table-cell>
          <table:table-cell office:value-type="float" office:value="54.4" calcext:value-type="float">
            <text:p>54.4</text:p>
          </table:table-cell>
          <table:table-cell office:value-type="float" office:value="-0.280176468" calcext:value-type="float">
            <text:p>-0.280176468</text:p>
          </table:table-cell>
          <table:table-cell table:formula="of:=10/((1-[.Q12]/[.$B$17])*[.$B$17])" office:value-type="float" office:value="0.166587339361019" calcext:value-type="float">
            <text:p>0.1665873394</text:p>
          </table:table-cell>
          <table:table-cell/>
          <table:table-cell office:value-type="float" office:value="8000000" calcext:value-type="float">
            <text:p>8000000</text:p>
          </table:table-cell>
          <table:table-cell office:value-type="float" office:value="50.9375" calcext:value-type="float">
            <text:p>50.9375</text:p>
          </table:table-cell>
          <table:table-cell office:value-type="float" office:value="-0.2558218201" calcext:value-type="float">
            <text:p>-0.2558218201</text:p>
          </table:table-cell>
          <table:table-cell table:formula="of:==10/((1-[.V12]/[.$B$17])*[.$B$17])" office:value-type="float" office:value="0.15750246097489" calcext:value-type="float">
            <text:p>0.157502461</text:p>
          </table:table-cell>
          <table:table-cell/>
          <table:table-cell office:value-type="float" office:value="8000000" calcext:value-type="float">
            <text:p>8000000</text:p>
          </table:table-cell>
          <table:table-cell office:value-type="float" office:value="40.65" calcext:value-type="float">
            <text:p>40.65</text:p>
          </table:table-cell>
          <table:table-cell office:value-type="float" office:value="-0.1906042343" calcext:value-type="float">
            <text:p>-0.1906042343</text:p>
          </table:table-cell>
          <table:table-cell table:formula="of:==10/((1-[.AA12]/[.$B$17])*[.$B$17])" office:value-type="float" office:value="0.135540710619796" calcext:value-type="float">
            <text:p>0.1355407106</text:p>
          </table:table-cell>
          <table:table-cell/>
          <table:table-cell office:value-type="float" office:value="8000000" calcext:value-type="float">
            <text:p>8000000</text:p>
          </table:table-cell>
          <table:table-cell office:value-type="float" office:value="34.125" calcext:value-type="float">
            <text:p>34.125</text:p>
          </table:table-cell>
          <table:table-cell office:value-type="float" office:value="-0.1537996155" calcext:value-type="float">
            <text:p>-0.1537996155</text:p>
          </table:table-cell>
          <table:table-cell table:formula="of:=10/((1-[.AF12]/[.$B$17])*[.$B$17])" office:value-type="float" office:value="0.124527462752282" calcext:value-type="float">
            <text:p>0.1245274628</text:p>
          </table:table-cell>
          <table:table-cell/>
          <table:table-cell office:value-type="float" office:value="8000000" calcext:value-type="float">
            <text:p>8000000</text:p>
          </table:table-cell>
          <table:table-cell office:value-type="float" office:value="28.2413793103" calcext:value-type="float">
            <text:p>28.2413793103</text:p>
          </table:table-cell>
          <table:table-cell office:value-type="float" office:value="-0.123091744" calcext:value-type="float">
            <text:p>-0.123091744</text:p>
          </table:table-cell>
          <table:table-cell table:formula="of:=10/((1-[.AK12]/[.$B$17])*[.$B$17])" office:value-type="float" office:value="0.116026520346871" calcext:value-type="float">
            <text:p>0.1160265203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89.8888888889" calcext:value-type="float">
            <text:p>89.8888888889</text:p>
          </table:table-cell>
          <table:table-cell table:formula="of:=LOG(1-[.B13]/[.$B$17])" office:value-type="float" office:value="-0.668665535935495" calcext:value-type="float">
            <text:p>-0.6686655359</text:p>
          </table:table-cell>
          <table:table-cell table:formula="of:=10/((1-[.B13]/[.$B$17])*[.$B$17])" office:value-type="float" office:value="0.40750323414572" calcext:value-type="float">
            <text:p>0.4075032341</text:p>
          </table:table-cell>
          <table:table-cell/>
          <table:table-cell office:value-type="float" office:value="9000000" calcext:value-type="float">
            <text:p>9000000</text:p>
          </table:table-cell>
          <table:table-cell office:value-type="float" office:value="80.4" calcext:value-type="float">
            <text:p>80.4</text:p>
          </table:table-cell>
          <table:table-cell office:value-type="float" office:value="-0.5266907589" calcext:value-type="float">
            <text:p>-0.5266907589</text:p>
          </table:table-cell>
          <table:table-cell table:formula="of:=10/((1-[.G13]/[.$B$17])*[.$B$17])" office:value-type="float" office:value="0.293870696889666" calcext:value-type="float">
            <text:p>0.2938706969</text:p>
          </table:table-cell>
          <table:table-cell/>
          <table:table-cell office:value-type="float" office:value="9000000" calcext:value-type="float">
            <text:p>9000000</text:p>
          </table:table-cell>
          <table:table-cell office:value-type="float" office:value="73.5454545455" calcext:value-type="float">
            <text:p>73.5454545455</text:p>
          </table:table-cell>
          <table:table-cell office:value-type="float" office:value="-0.4469904776" calcext:value-type="float">
            <text:p>-0.4469904776</text:p>
          </table:table-cell>
          <table:table-cell table:formula="of:=10/((1-[.M13]/[.$B$17])*[.$B$17])" office:value-type="float" office:value="0.0870507167410466" calcext:value-type="float">
            <text:p>0.0870507167</text:p>
          </table:table-cell>
          <table:table-cell/>
          <table:table-cell office:value-type="float" office:value="9000000" calcext:value-type="float">
            <text:p>9000000</text:p>
          </table:table-cell>
          <table:table-cell office:value-type="float" office:value="51.375" calcext:value-type="float">
            <text:p>51.375</text:p>
          </table:table-cell>
          <table:table-cell office:value-type="float" office:value="-0.2588247855" calcext:value-type="float">
            <text:p>-0.2588247855</text:p>
          </table:table-cell>
          <table:table-cell table:formula="of:=10/((1-[.Q13]/[.$B$17])*[.$B$17])" office:value-type="float" office:value="0.158595298781137" calcext:value-type="float">
            <text:p>0.1585952988</text:p>
          </table:table-cell>
          <table:table-cell/>
          <table:table-cell office:value-type="float" office:value="9000000" calcext:value-type="float">
            <text:p>9000000</text:p>
          </table:table-cell>
          <table:table-cell office:value-type="float" office:value="50.8125" calcext:value-type="float">
            <text:p>50.8125</text:p>
          </table:table-cell>
          <table:table-cell office:value-type="float" office:value="-0.2549676301" calcext:value-type="float">
            <text:p>-0.2549676301</text:p>
          </table:table-cell>
          <table:table-cell table:formula="of:==10/((1-[.V13]/[.$B$17])*[.$B$17])" office:value-type="float" office:value="0.157192982455081" calcext:value-type="float">
            <text:p>0.1571929825</text:p>
          </table:table-cell>
          <table:table-cell/>
          <table:table-cell office:value-type="float" office:value="9000000" calcext:value-type="float">
            <text:p>9000000</text:p>
          </table:table-cell>
          <table:table-cell office:value-type="float" office:value="45.1111111111" calcext:value-type="float">
            <text:p>45.1111111111</text:p>
          </table:table-cell>
          <table:table-cell office:value-type="float" office:value="-0.2176918336" calcext:value-type="float">
            <text:p>-0.2176918336</text:p>
          </table:table-cell>
          <table:table-cell table:formula="of:==10/((1-[.AA13]/[.$B$17])*[.$B$17])" office:value-type="float" office:value="0.144263796655829" calcext:value-type="float">
            <text:p>0.1442637967</text:p>
          </table:table-cell>
          <table:table-cell/>
          <table:table-cell office:value-type="float" office:value="9000000" calcext:value-type="float">
            <text:p>9000000</text:p>
          </table:table-cell>
          <table:table-cell office:value-type="float" office:value="36.6363636364" calcext:value-type="float">
            <text:p>36.6363636364</text:p>
          </table:table-cell>
          <table:table-cell office:value-type="float" office:value="-0.1675983789" calcext:value-type="float">
            <text:p>-0.1675983789</text:p>
          </table:table-cell>
          <table:table-cell table:formula="of:=10/((1-[.AF13]/[.$B$17])*[.$B$17])" office:value-type="float" office:value="0.128547579298183" calcext:value-type="float">
            <text:p>0.1285475793</text:p>
          </table:table-cell>
          <table:table-cell/>
          <table:table-cell office:value-type="float" office:value="9000000" calcext:value-type="float">
            <text:p>9000000</text:p>
          </table:table-cell>
          <table:table-cell office:value-type="float" office:value="26.5483870968" calcext:value-type="float">
            <text:p>26.5483870968</text:p>
          </table:table-cell>
          <table:table-cell office:value-type="float" office:value="-0.1146435169" calcext:value-type="float">
            <text:p>-0.1146435169</text:p>
          </table:table-cell>
          <table:table-cell table:formula="of:=10/((1-[.AK13]/[.$B$17])*[.$B$17])" office:value-type="float" office:value="0.113791295227585" calcext:value-type="float">
            <text:p>0.113791295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9.5555555556" calcext:value-type="float">
            <text:p>89.5555555556</text:p>
          </table:table-cell>
          <table:table-cell table:formula="of:=LOG(1-[.B14]/[.$B$17])" office:value-type="float" office:value="-0.662806029049892" calcext:value-type="float">
            <text:p>-0.662806029</text:p>
          </table:table-cell>
          <table:table-cell table:formula="of:=10/((1-[.B14]/[.$B$17])*[.$B$17])" office:value-type="float" office:value="0.40204211869194" calcext:value-type="float">
            <text:p>0.4020421187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90.2222222222" calcext:value-type="float">
            <text:p>90.2222222222</text:p>
          </table:table-cell>
          <table:table-cell office:value-type="float" office:value="-0.6746051818" calcext:value-type="float">
            <text:p>-0.6746051818</text:p>
          </table:table-cell>
          <table:table-cell table:formula="of:=10/((1-[.G14]/[.$B$17])*[.$B$17])" office:value-type="float" office:value="0.413114754090667" calcext:value-type="float">
            <text:p>0.4131147541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74.4545454545" calcext:value-type="float">
            <text:p>74.4545454545</text:p>
          </table:table-cell>
          <table:table-cell office:value-type="float" office:value="-0.4567565857" calcext:value-type="float">
            <text:p>-0.4567565857</text:p>
          </table:table-cell>
          <table:table-cell table:formula="of:=10/((1-[.M14]/[.$B$17])*[.$B$17])" office:value-type="float" office:value="0.0870433167821087" calcext:value-type="float">
            <text:p>0.0870433168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48.5882352941" calcext:value-type="float">
            <text:p>48.5882352941</text:p>
          </table:table-cell>
          <table:table-cell office:value-type="float" office:value="-0.2400424367" calcext:value-type="float">
            <text:p>-0.2400424367</text:p>
          </table:table-cell>
          <table:table-cell table:formula="of:=10/((1-[.Q14]/[.$B$17])*[.$B$17])" office:value-type="float" office:value="0.151882578173827" calcext:value-type="float">
            <text:p>0.1518825782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57.7142857143" calcext:value-type="float">
            <text:p>57.7142857143</text:p>
          </table:table-cell>
          <table:table-cell office:value-type="float" office:value="-0.3048420093" calcext:value-type="float">
            <text:p>-0.3048420093</text:p>
          </table:table-cell>
          <table:table-cell table:formula="of:==10/((1-[.V14]/[.$B$17])*[.$B$17])" office:value-type="float" office:value="0.176322418134732" calcext:value-type="float">
            <text:p>0.1763224181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42.4210526316" calcext:value-type="float">
            <text:p>42.4210526316</text:p>
          </table:table-cell>
          <table:table-cell office:value-type="float" office:value="-0.2011566296" calcext:value-type="float">
            <text:p>-0.2011566296</text:p>
          </table:table-cell>
          <table:table-cell table:formula="of:==10/((1-[.AA14]/[.$B$17])*[.$B$17])" office:value-type="float" office:value="0.138874386550326" calcext:value-type="float">
            <text:p>0.1388743866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43.1052631579" calcext:value-type="float">
            <text:p>43.1052631579</text:p>
          </table:table-cell>
          <table:table-cell office:value-type="float" office:value="-0.2053029967" calcext:value-type="float">
            <text:p>-0.2053029967</text:p>
          </table:table-cell>
          <table:table-cell table:formula="of:=10/((1-[.AF14]/[.$B$17])*[.$B$17])" office:value-type="float" office:value="0.140206620281689" calcext:value-type="float">
            <text:p>0.1402066203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29.0357142857" calcext:value-type="float">
            <text:p>29.0357142857</text:p>
          </table:table-cell>
          <table:table-cell office:value-type="float" office:value="-0.1271129313" calcext:value-type="float">
            <text:p>-0.1271129313</text:p>
          </table:table-cell>
          <table:table-cell table:formula="of:=10/((1-[.AK14]/[.$B$17])*[.$B$17])" office:value-type="float" office:value="0.117105813466561" calcext:value-type="float">
            <text:p>0.1171058135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89.5555555556" calcext:value-type="float">
            <text:p>89.5555555556</text:p>
          </table:table-cell>
          <table:table-cell table:formula="of:=LOG(1-[.B15]/[.$B$17])" office:value-type="float" office:value="-0.662806029049892" calcext:value-type="float">
            <text:p>-0.662806029</text:p>
          </table:table-cell>
          <table:table-cell table:formula="of:=10/((1-[.B15]/[.$B$17])*[.$B$17])" office:value-type="float" office:value="0.40204211869194" calcext:value-type="float">
            <text:p>0.4020421187</text:p>
          </table:table-cell>
          <table:table-cell/>
          <table:table-cell office:value-type="float" office:value="20000000" calcext:value-type="float">
            <text:p>20000000</text:p>
          </table:table-cell>
          <table:table-cell office:value-type="float" office:value="89.6666666667" calcext:value-type="float">
            <text:p>89.6666666667</text:p>
          </table:table-cell>
          <table:table-cell office:value-type="float" office:value="-0.6647504272" calcext:value-type="float">
            <text:p>-0.6647504272</text:p>
          </table:table-cell>
          <table:table-cell table:formula="of:=10/((1-[.G15]/[.$B$17])*[.$B$17])" office:value-type="float" office:value="0.403846153839708" calcext:value-type="float">
            <text:p>0.4038461538</text:p>
          </table:table-cell>
          <table:table-cell/>
          <table:table-cell office:value-type="float" office:value="20000000" calcext:value-type="float">
            <text:p>20000000</text:p>
          </table:table-cell>
          <table:table-cell office:value-type="float" office:value="73.4545454545" calcext:value-type="float">
            <text:p>73.4545454545</text:p>
          </table:table-cell>
          <table:table-cell office:value-type="float" office:value="-0.4460258377" calcext:value-type="float">
            <text:p>-0.4460258377</text:p>
          </table:table-cell>
          <table:table-cell table:formula="of:=10/((1-[.M15]/[.$B$17])*[.$B$17])" office:value-type="float" office:value="0.0870514477346404" calcext:value-type="float">
            <text:p>0.0870514477</text:p>
          </table:table-cell>
          <table:table-cell/>
          <table:table-cell office:value-type="float" office:value="20000000" calcext:value-type="float">
            <text:p>20000000</text:p>
          </table:table-cell>
          <table:table-cell office:value-type="float" office:value="57.7857142857" calcext:value-type="float">
            <text:p>57.7857142857</text:p>
          </table:table-cell>
          <table:table-cell office:value-type="float" office:value="-0.3053893244" calcext:value-type="float">
            <text:p>-0.3053893244</text:p>
          </table:table-cell>
          <table:table-cell table:formula="of:=10/((1-[.Q15]/[.$B$17])*[.$B$17])" office:value-type="float" office:value="0.176544766707321" calcext:value-type="float">
            <text:p>0.1765447667</text:p>
          </table:table-cell>
          <table:table-cell/>
          <table:table-cell office:value-type="float" office:value="20000000" calcext:value-type="float">
            <text:p>20000000</text:p>
          </table:table-cell>
          <table:table-cell office:value-type="float" office:value="67.1666666667" calcext:value-type="float">
            <text:p>67.1666666667</text:p>
          </table:table-cell>
          <table:table-cell office:value-type="float" office:value="-0.3840232554" calcext:value-type="float">
            <text:p>-0.3840232554</text:p>
          </table:table-cell>
          <table:table-cell table:formula="of:==10/((1-[.V15]/[.$B$17])*[.$B$17])" office:value-type="float" office:value="0.211586901761455" calcext:value-type="float">
            <text:p>0.2115869018</text:p>
          </table:table-cell>
          <table:table-cell/>
          <table:table-cell office:value-type="float" office:value="20000000" calcext:value-type="float">
            <text:p>20000000</text:p>
          </table:table-cell>
          <table:table-cell office:value-type="float" office:value="50.3125" calcext:value-type="float">
            <text:p>50.3125</text:p>
          </table:table-cell>
          <table:table-cell office:value-type="float" office:value="-0.251567572" calcext:value-type="float">
            <text:p>-0.251567572</text:p>
          </table:table-cell>
          <table:table-cell table:formula="of:==10/((1-[.AA15]/[.$B$17])*[.$B$17])" office:value-type="float" office:value="0.155967135495406" calcext:value-type="float">
            <text:p>0.1559671355</text:p>
          </table:table-cell>
          <table:table-cell/>
          <table:table-cell office:value-type="float" office:value="20000000" calcext:value-type="float">
            <text:p>20000000</text:p>
          </table:table-cell>
          <table:table-cell office:value-type="float" office:value="38.8095238095" calcext:value-type="float">
            <text:p>38.8095238095</text:p>
          </table:table-cell>
          <table:table-cell office:value-type="float" office:value="-0.1799032727" calcext:value-type="float">
            <text:p>-0.1799032727</text:p>
          </table:table-cell>
          <table:table-cell table:formula="of:=10/((1-[.AF15]/[.$B$17])*[.$B$17])" office:value-type="float" office:value="0.132241813601224" calcext:value-type="float">
            <text:p>0.1322418136</text:p>
          </table:table-cell>
          <table:table-cell/>
          <table:table-cell office:value-type="float" office:value="20000000" calcext:value-type="float">
            <text:p>20000000</text:p>
          </table:table-cell>
          <table:table-cell office:value-type="float" office:value="32.76" calcext:value-type="float">
            <text:p>32.76</text:p>
          </table:table-cell>
          <table:table-cell office:value-type="float" office:value="-0.1464795172" calcext:value-type="float">
            <text:p>-0.1464795172</text:p>
          </table:table-cell>
          <table:table-cell table:formula="of:=10/((1-[.AK15]/[.$B$17])*[.$B$17])" office:value-type="float" office:value="0.122446123704927" calcext:value-type="float">
            <text:p>0.1224461237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14.428571429" calcext:value-type="float">
            <text:p>114.428571429</text:p>
          </table:table-cell>
          <table:table-cell table:formula="of:=LOG(1-[.B16]/[.$B$17])" office:value-type="string" office:string-value="" calcext:value-type="error">
            <text:p>Err:502</text:p>
          </table:table-cell>
          <table:table-cell table:number-columns-repeated="2"/>
          <table:table-cell office:value-type="float" office:value="30000000" calcext:value-type="float">
            <text:p>30000000</text:p>
          </table:table-cell>
          <table:table-cell office:value-type="float" office:value="89.5555555556" calcext:value-type="float">
            <text:p>89.5555555556</text:p>
          </table:table-cell>
          <table:table-cell office:value-type="float" office:value="-0.662806029" calcext:value-type="float">
            <text:p>-0.662806029</text:p>
          </table:table-cell>
          <table:table-cell table:formula="of:=10/((1-[.G16]/[.$B$17])*[.$B$17])" office:value-type="float" office:value="0.40204211869194" calcext:value-type="float">
            <text:p>0.4020421187</text:p>
          </table:table-cell>
          <table:table-cell/>
          <table:table-cell office:value-type="float" office:value="30000000" calcext:value-type="float">
            <text:p>30000000</text:p>
          </table:table-cell>
          <table:table-cell office:value-type="float" office:value="67.4166666667" calcext:value-type="float">
            <text:p>67.4166666667</text:p>
          </table:table-cell>
          <table:table-cell office:value-type="float" office:value="-0.3863266284" calcext:value-type="float">
            <text:p>-0.3863266284</text:p>
          </table:table-cell>
          <table:table-cell table:formula="of:=10/((1-[.M16]/[.$B$17])*[.$B$17])" office:value-type="float" office:value="0.0870967110470337" calcext:value-type="float">
            <text:p>0.087096711</text:p>
          </table:table-cell>
          <table:table-cell/>
          <table:table-cell office:value-type="float" office:value="30000000" calcext:value-type="float">
            <text:p>30000000</text:p>
          </table:table-cell>
          <table:table-cell office:value-type="float" office:value="53.8666666667" calcext:value-type="float">
            <text:p>53.8666666667</text:p>
          </table:table-cell>
          <table:table-cell office:value-type="float" office:value="-0.2763349502" calcext:value-type="float">
            <text:p>-0.2763349502</text:p>
          </table:table-cell>
          <table:table-cell table:formula="of:=10/((1-[.Q16]/[.$B$17])*[.$B$17])" office:value-type="float" office:value="0.165120301933189" calcext:value-type="float">
            <text:p>0.1651203019</text:p>
          </table:table-cell>
          <table:table-cell/>
          <table:table-cell office:value-type="float" office:value="30000000" calcext:value-type="float">
            <text:p>30000000</text:p>
          </table:table-cell>
          <table:table-cell office:value-type="float" office:value="66.8333333333" calcext:value-type="float">
            <text:p>66.8333333333</text:p>
          </table:table-cell>
          <table:table-cell office:value-type="float" office:value="-0.3809709723" calcext:value-type="float">
            <text:p>-0.3809709723</text:p>
          </table:table-cell>
          <table:table-cell table:formula="of:==10/((1-[.V16]/[.$B$17])*[.$B$17])" office:value-type="float" office:value="0.210105052524224" calcext:value-type="float">
            <text:p>0.2101050525</text:p>
          </table:table-cell>
          <table:table-cell/>
          <table:table-cell office:value-type="float" office:value="30000000" calcext:value-type="float">
            <text:p>30000000</text:p>
          </table:table-cell>
          <table:table-cell office:value-type="float" office:value="40.4" calcext:value-type="float">
            <text:p>40.4</text:p>
          </table:table-cell>
          <table:table-cell office:value-type="float" office:value="-0.1891351074" calcext:value-type="float">
            <text:p>-0.1891351074</text:p>
          </table:table-cell>
          <table:table-cell table:formula="of:==10/((1-[.AA16]/[.$B$17])*[.$B$17])" office:value-type="float" office:value="0.135082979543795" calcext:value-type="float">
            <text:p>0.1350829795</text:p>
          </table:table-cell>
          <table:table-cell/>
          <table:table-cell office:value-type="float" office:value="30000000" calcext:value-type="float">
            <text:p>30000000</text:p>
          </table:table-cell>
          <table:table-cell office:value-type="float" office:value="44.9444444444" calcext:value-type="float">
            <text:p>44.9444444444</text:p>
          </table:table-cell>
          <table:table-cell office:value-type="float" office:value="-0.2166488708" calcext:value-type="float">
            <text:p>-0.2166488708</text:p>
          </table:table-cell>
          <table:table-cell table:formula="of:=10/((1-[.AF16]/[.$B$17])*[.$B$17])" office:value-type="float" office:value="0.143917761278289" calcext:value-type="float">
            <text:p>0.1439177613</text:p>
          </table:table-cell>
          <table:table-cell/>
          <table:table-cell office:value-type="float" office:value="30000000" calcext:value-type="float">
            <text:p>30000000</text:p>
          </table:table-cell>
          <table:table-cell office:value-type="float" office:value="35.6956521739" calcext:value-type="float">
            <text:p>35.6956521739</text:p>
          </table:table-cell>
          <table:table-cell office:value-type="float" office:value="-0.1623781216" calcext:value-type="float">
            <text:p>-0.1623781216</text:p>
          </table:table-cell>
          <table:table-cell table:formula="of:=10/((1-[.AK16]/[.$B$17])*[.$B$17])" office:value-type="float" office:value="0.127011675606735" calcext:value-type="float">
            <text:p>0.1270116756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114.428571429" calcext:value-type="float">
            <text:p>114.428571429</text:p>
          </table:table-cell>
          <table:table-cell table:formula="of:=LOG(1-[.B17]/[.$B$17])" office:value-type="string" office:string-value="" calcext:value-type="error">
            <text:p>Err:502</text:p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office:value-type="float" office:value="114.428571429" calcext:value-type="float">
            <text:p>114.428571429</text:p>
          </table:table-cell>
          <table:table-cell office:value-type="string" calcext:value-type="string">
            <text:p>Err:502</text:p>
          </table:table-cell>
          <table:table-cell table:formula="of:=10/((1-[.G17]/[.$B$17])*[.$B$17])" office:value-type="string" office:string-value="" calcext:value-type="error">
            <text:p>#DIV/0!</text:p>
          </table:table-cell>
          <table:table-cell/>
          <table:table-cell office:value-type="float" office:value="40000000" calcext:value-type="float">
            <text:p>40000000</text:p>
          </table:table-cell>
          <table:table-cell office:value-type="float" office:value="80.9" calcext:value-type="float">
            <text:p>80.9</text:p>
          </table:table-cell>
          <table:table-cell office:value-type="float" office:value="-0.5331194265" calcext:value-type="float">
            <text:p>-0.5331194265</text:p>
          </table:table-cell>
          <table:table-cell table:formula="of:=10/((1-[.M17]/[.$B$17])*[.$B$17])" office:value-type="float" office:value="0.0869854986090054" calcext:value-type="float">
            <text:p>0.0869854986</text:p>
          </table:table-cell>
          <table:table-cell/>
          <table:table-cell office:value-type="float" office:value="40000000" calcext:value-type="float">
            <text:p>40000000</text:p>
          </table:table-cell>
          <table:table-cell office:value-type="float" office:value="67.3333333333" calcext:value-type="float">
            <text:p>67.3333333333</text:p>
          </table:table-cell>
          <table:table-cell office:value-type="float" office:value="-0.3855574792" calcext:value-type="float">
            <text:p>-0.3855574792</text:p>
          </table:table-cell>
          <table:table-cell table:formula="of:=10/((1-[.Q17]/[.$B$17])*[.$B$17])" office:value-type="float" office:value="0.212335692616724" calcext:value-type="float">
            <text:p>0.2123356926</text:p>
          </table:table-cell>
          <table:table-cell/>
          <table:table-cell office:value-type="float" office:value="40000000" calcext:value-type="float">
            <text:p>40000000</text:p>
          </table:table-cell>
          <table:table-cell office:value-type="float" office:value="62.5384615385" calcext:value-type="float">
            <text:p>62.5384615385</text:p>
          </table:table-cell>
          <table:table-cell office:value-type="float" office:value="-0.3434498856" calcext:value-type="float">
            <text:p>-0.3434498856</text:p>
          </table:table-cell>
          <table:table-cell table:formula="of:==10/((1-[.V17]/[.$B$17])*[.$B$17])" office:value-type="float" office:value="0.192714951290377" calcext:value-type="float">
            <text:p>0.1927149513</text:p>
          </table:table-cell>
          <table:table-cell/>
          <table:table-cell office:value-type="float" office:value="40000000" calcext:value-type="float">
            <text:p>40000000</text:p>
          </table:table-cell>
          <table:table-cell office:value-type="float" office:value="53.6666666667" calcext:value-type="float">
            <text:p>53.6666666667</text:p>
          </table:table-cell>
          <table:table-cell office:value-type="float" office:value="-0.2749030964" calcext:value-type="float">
            <text:p>-0.2749030964</text:p>
          </table:table-cell>
          <table:table-cell table:formula="of:==10/((1-[.AA17]/[.$B$17])*[.$B$17])" office:value-type="float" office:value="0.164576802506766" calcext:value-type="float">
            <text:p>0.1645768025</text:p>
          </table:table-cell>
          <table:table-cell/>
          <table:table-cell office:value-type="float" office:value="40000000" calcext:value-type="float">
            <text:p>40000000</text:p>
          </table:table-cell>
          <table:table-cell office:value-type="float" office:value="50.5625" calcext:value-type="float">
            <text:p>50.5625</text:p>
          </table:table-cell>
          <table:table-cell office:value-type="float" office:value="-0.2532642737" calcext:value-type="float">
            <text:p>-0.2532642737</text:p>
          </table:table-cell>
          <table:table-cell table:formula="of:=10/((1-[.AF17]/[.$B$17])*[.$B$17])" office:value-type="float" office:value="0.156577659722142" calcext:value-type="float">
            <text:p>0.1565776597</text:p>
          </table:table-cell>
          <table:table-cell/>
          <table:table-cell office:value-type="float" office:value="40000000" calcext:value-type="float">
            <text:p>40000000</text:p>
          </table:table-cell>
          <table:table-cell office:value-type="float" office:value="40.45" calcext:value-type="float">
            <text:p>40.45</text:p>
          </table:table-cell>
          <table:table-cell office:value-type="float" office:value="-0.1894285355" calcext:value-type="float">
            <text:p>-0.1894285355</text:p>
          </table:table-cell>
          <table:table-cell table:formula="of:=10/((1-[.AK17]/[.$B$17])*[.$B$17])" office:value-type="float" office:value="0.135174278265124" calcext:value-type="float">
            <text:p>0.13517427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7:42:39.045112627</meta:creation-date>
    <dc:date>2016-11-05T18:52:04.396136660</dc:date>
    <meta:editing-duration>PT28M25S</meta:editing-duration>
    <meta:editing-cycles>1</meta:editing-cycles>
    <meta:document-statistic meta:table-count="1" meta:cell-count="542" meta:object-count="0"/>
    <meta:generator>LibreOffice/5.1.4.2$Linux_X86_64 LibreOffice_project/10m0$Build-2</meta:generator>
  </office:meta>
</office:document-meta>
</file>